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3">
      <style:paragraph-properties style:text-autospace="none"/>
    </style:style>
    <style:style style:name="P2" style:family="paragraph" style:parent-style-name="Default" style:list-style-name="">
      <style:paragraph-properties style:text-autospace="none"/>
    </style:style>
    <style:style style:name="P3" style:family="paragraph" style:parent-style-name="Default" style:list-style-name="">
      <style:paragraph-properties style:text-autospace="none"/>
      <style:text-properties fo:color="#000000" style:text-line-through-style="none" style:font-name="Arial1" fo:font-size="11pt" style:text-underline-style="none" style:font-name-asian="Arial1" style:font-size-asian="11pt" style:font-name-complex="Arial1" style:font-size-complex="11pt"/>
    </style:style>
    <style:style style:name="P4" style:family="paragraph" style:parent-style-name="Default" style:list-style-name="">
      <style:paragraph-properties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6" style:family="paragraph" style:parent-style-name="Default" style:list-style-name="">
      <style:paragraph-properties fo:text-align="center" style:justify-single-word="false" style:text-autospace="none"/>
    </style:style>
    <style:style style:name="P7" style:family="paragraph" style:parent-style-name="Default" style:list-style-name="">
      <style:paragraph-properties fo:text-align="center" style:justify-single-word="false"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Default" style:list-style-name="">
      <style:paragraph-properties fo:margin-left="0cm" fo:margin-right="0cm" fo:margin-top="0cm" fo:margin-bottom="0.053cm"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Default" style:list-style-name="">
      <style:paragraph-properties fo:margin-left="0cm" fo:margin-right="0cm" fo:margin-top="0cm" fo:margin-bottom="0.053cm" fo:text-indent="0cm" style:auto-text-indent="false" style:text-autospace="none"/>
    </style:style>
    <style:style style:name="P10" style:family="paragraph" style:parent-style-name="Default" style:list-style-name="">
      <style:paragraph-properties fo:margin-left="0cm" fo:margin-right="0cm" fo:margin-top="0cm" fo:margin-bottom="0cm"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1pt" style:font-name-asian="Arial1" style:font-size-asian="11pt" style:font-name-complex="Arial1" style:font-size-complex="11pt"/>
    </style:style>
    <style:style style:name="T2" style:family="text">
      <style:text-properties fo:color="#000000" style:font-name="Arial1" style:font-name-asian="Arial1" style:font-name-complex="Arial1"/>
    </style:style>
    <style:style style:name="T3" style:family="text">
      <style:text-properties fo:color="#000000" style:text-line-through-style="none" style:font-name="Arial1" fo:font-size="11pt" style:text-underline-style="none" style:font-name-asian="Arial1" style:font-size-asian="11pt" style:font-name-complex="Arial1" style:font-size-complex="11pt"/>
    </style:style>
    <style:style style:name="T4" style:family="text">
      <style:text-properties fo:color="#000000" style:text-line-through-style="none" style:font-name="Arial1" fo:font-size="11pt" style:text-underline-style="none" fo:font-weight="bold" style:font-name-asian="Arial1" style:font-size-asian="11pt" style:font-weight-asian="bold" style:font-name-complex="Arial1" style:font-size-complex="11pt" style:font-weight-complex="bold"/>
    </style:style>
    <style:style style:name="T5"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6" style:family="text">
      <style:text-properties fo:color="#000000" style:text-line-through-style="none" style:font-name="Arial1" fo:font-size="11pt"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T7"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Offre d’emploi </text:span></text:p>
      <text:p text:style-name="P6"><text:span text:style-name="T1"/></text:p>
      <text:p text:style-name="P2"><text:span text:style-name="T3">Développeur Web Frontend (H/F) </text:span></text:p>
      <text:p text:style-name="P2"><text:span text:style-name="T3"/></text:p>
      <text:p text:style-name="P3">Contrat : CDI 35h</text:p>
      <text:p text:style-name="P2"><text:span text:style-name="T3">Salaire : Selon le profil (fourchette entre 25K jusqu’à 40K€) </text:span></text:p>
      <text:p text:style-name="P2"><text:span text:style-name="T3"/></text:p>
      <text:p text:style-name="P2"><text:span text:style-name="T4">Dev&amp;Co <text:s/></text:span><text:span text:style-name="T5">est une agence web d’environ <text:s/>70 salariés. </text:span></text:p>
      <text:p text:style-name="P2"><text:span text:style-name="T4">Dev&amp;Co</text:span><text:span text:style-name="T5"> développe des projets web et mobile pour des nombreuses collectivités dans leur transformation digitale (villes, intercommunalités, départements, musées, Bibliothèques, Opéras...) de la région Parisienne et de la métropole Lilloise. L’entreprise vient de fêtée ces 10 ans. </text:span></text:p>
      <text:p text:style-name="P2"><text:span text:style-name="T5">Rejoignez les équipes de </text:span><text:span text:style-name="T4">Dev&amp;Co</text:span><text:span text:style-name="T5"> pour concevoir et intégrer les solutions innovantes de demain !</text:span></text:p>
      <text:p text:style-name="P2"><text:span text:style-name="T5"><text:s/></text:span></text:p>
      <text:p text:style-name="P2"><text:span text:style-name="T6">Notre ambition </text:span><text:span text:style-name="T7">: le faire avec vous. </text:span></text:p>
      <text:p text:style-name="P2"><text:span text:style-name="T7"/></text:p>
      <text:p text:style-name="P4">Vos missions : </text:p>
      <text:p text:style-name="P2"><text:span text:style-name="T7">- Vous allez travailler en équipe, sur la refonte du site web de l'Opéra de Lille. </text:span></text:p>
      <text:p text:style-name="P2"><text:span text:style-name="T7">- Vous développerez sur du code en HTML, CSS, JavaScript.</text:span></text:p>
      <text:p text:style-name="P2"><text:span text:style-name="T7">- Assurer les corrections suite aux problèmes soulevés (bugs). </text:span></text:p>
      <text:p text:style-name="P2"><text:span text:style-name="T7"/></text:p>
      <text:p text:style-name="P4">Compétence recherchées : </text:p>
      <text:p text:style-name="P8"> Vous maîtrisez l’intégration frontend et les interfaces HTML/CSS</text:p>
      <text:p text:style-name="P9"><text:span text:style-name="T7"> Maitrise du Framework Bootstrap </text:span></text:p>
      <text:p text:style-name="P9"><text:span text:style-name="T7"> Maitrise de JavaScript </text:span></text:p>
      <text:p text:style-name="P9"><text:span text:style-name="T7">Vous avez une connaissance des frameworks JS voir maîtriser l'une d'eux (angular,react,vue)</text:span></text:p>
      <text:p text:style-name="P9"><text:span text:style-name="T7"> Vous maîtrisez le responsive design et ses contraintes UI/UX (résolution, performance, technologie)</text:span></text:p>
      <text:p text:style-name="P9"><text:span text:style-name="T7"> Connaissance PHP/SQL serait un plus</text:span></text:p>
      <text:p text:style-name="P10"> Vous connaissez l’environnement GIT/GitHub ou êtes prêt à vous former rapidement dessus.</text:p>
      <text:p text:style-name="P10"> Vous avez le sens de l’esthétique pour restituer rigoureusement les maquettes fournies par les designer en étant sensible à la fois aux aspects techniques mais aussi esthétiques</text:p>
      <text:p text:style-name="P5"/>
      <text:p text:style-name="P2"><text:span text:style-name="T8">Profil recherché : </text:span></text:p>
      <text:p text:style-name="P2"><text:span text:style-name="T7">Un(e) passionné(e) avec une bonne culture du digital ! </text:span></text:p>
      <text:p text:style-name="P2"><text:span text:style-name="T7">Une personne qui souhaite mettre ses compétences techniques aux services des gens et entreprises ! Vous aurez les outils nécessaires pour mettre en forme votre créativité. </text:span></text:p>
      <text:p text:style-name="P2"><text:span text:style-name="T7">Autodidacte ou diplômé, on se concentrera sur vos expériences et motivations. </text:span></text:p>
      <text:p text:style-name="P5">Vous faites preuve d’adaptabilité et d’autonomie. </text:p>
      <text:p text:style-name="P5">Vous êtes rigoureux et vous soignez votre travail.</text:p>
      <text:p text:style-name="P5">Vous êtes curieux et vous aimez maintenir à jour vos connaissances en faisant de la veille sur les évolutions, la technologie, les outils, les tendances et les bonnes pratiques du web</text:p>
      <text:p text:style-name="P2"><text:span text:style-name="T7">Vous vous reconnaissez n'est-ce pas ? Alors n'hésitez pas ! </text:span></text:p>
      <text:p text:style-name="P2"><text:span text:style-name="T7"/></text:p>
      <text:p text:style-name="Text_20_body"><text:span text:style-name="T9">Avantages </text:span>:</text:p>
      <text:p text:style-name="Text_20_body">Remote (2x/s), Chèques resto</text:p>
      <text:p text:style-name="Text_20_body"><text:span text:style-name="T9">Horaires :</text:span> Du Lundi au Vendredi 9h - 17h30</text:p>
      <text:p text:style-name="Text_20_body"><text:span text:style-name="T9">Expérience</text:span>: 3 ans minimum (Requis)</text:p>
      <text:p text:style-name="Standard"><text:span text:style-name="T9">Matériel</text:span> : <text:span text:style-name="T7">Oui (macbook pro)</text:span></text:p>
      <text:list xml:id="list2240925323730523289" text:style-name="L13">
        <text:list-header>
          <text:p text:style-name="P1"><text:span text:style-name="T7"/></text:p>
        </text:list-header>
      </text:list>
      <text:p text:style-name="P5">Contact : </text:p>
      <text:p text:style-name="P2"><text:span text:style-name="T7">John Smith responsable recrutement </text:span></text:p>
      <text:p text:style-name="P2"><text:span text:style-name="T7">jsmith@devandco.io</text:span></text:p>
      <text:p text:style-name="P2"><text:span text:style-name="T7">Tél : 06 00 00 00 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Bullet_20_Symbols" style:display-name="Bullet Symbols" style:family="text">
      <style:text-properties style:font-name="OpenSymbol" fo:font-size="14pt" style:font-name-asian="OpenSymbol" style:font-size-asian="14pt" style:font-name-complex="Open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giie Miini</meta:initial-creator>
    <meta:creation-date>2020-09-04T21:03:18.71</meta:creation-date>
    <dc:date>2020-09-04T21:56:23.53</dc:date>
    <dc:creator>Anggiie Miini</dc:creator>
    <meta:editing-duration>PT36M35S</meta:editing-duration>
    <meta:editing-cycles>2</meta:editing-cycles>
    <meta:generator>OpenOffice/4.1.7$Win32 OpenOffice.org_project/417m1$Build-9800</meta:generator>
    <meta:document-statistic meta:table-count="0" meta:image-count="0" meta:object-count="0" meta:page-count="1" meta:paragraph-count="39" meta:word-count="362" meta:character-count="2350"/>
  </office:meta>
</office:document-meta>
</file>